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d11cd"/>
    </style:style>
    <style:style style:name="P2" style:family="paragraph" style:parent-style-name="Text_20_body">
      <style:text-properties officeooo:rsid="000f22f0" officeooo:paragraph-rsid="000f22f0"/>
    </style:style>
    <style:style style:name="P3" style:family="paragraph" style:parent-style-name="Text_20_body">
      <style:text-properties officeooo:rsid="001214b1" officeooo:paragraph-rsid="001214b1"/>
    </style:style>
    <style:style style:name="P4" style:family="paragraph" style:parent-style-name="Text_20_body">
      <style:text-properties officeooo:rsid="00122350" officeooo:paragraph-rsid="00122350"/>
    </style:style>
    <style:style style:name="P5" style:family="paragraph" style:parent-style-name="Text_20_body">
      <style:text-properties officeooo:rsid="00128c58" officeooo:paragraph-rsid="00128c58"/>
    </style:style>
    <style:style style:name="P6" style:family="paragraph" style:parent-style-name="Text_20_body">
      <style:text-properties officeooo:paragraph-rsid="0012fb98"/>
    </style:style>
    <style:style style:name="P7" style:family="paragraph" style:parent-style-name="Text_20_body">
      <style:text-properties officeooo:rsid="0017a992" officeooo:paragraph-rsid="0017a992"/>
    </style:style>
    <style:style style:name="P8" style:family="paragraph" style:parent-style-name="Text_20_body">
      <style:text-properties officeooo:rsid="00199790" officeooo:paragraph-rsid="00199790"/>
    </style:style>
    <style:style style:name="P9" style:family="paragraph" style:parent-style-name="Text_20_body">
      <style:text-properties officeooo:rsid="001b1dfc" officeooo:paragraph-rsid="001b1dfc"/>
    </style:style>
    <style:style style:name="P10" style:family="paragraph" style:parent-style-name="Text_20_body">
      <style:text-properties officeooo:rsid="001b2110" officeooo:paragraph-rsid="001b2110"/>
    </style:style>
    <style:style style:name="P11" style:family="paragraph" style:parent-style-name="Text_20_body">
      <style:text-properties officeooo:rsid="001f3552" officeooo:paragraph-rsid="001f3552"/>
    </style:style>
    <style:style style:name="P12" style:family="paragraph" style:parent-style-name="Text_20_body">
      <style:text-properties officeooo:rsid="002517d7" officeooo:paragraph-rsid="002517d7"/>
    </style:style>
    <style:style style:name="P13" style:family="paragraph" style:parent-style-name="Text_20_body">
      <style:text-properties officeooo:rsid="00268b8f" officeooo:paragraph-rsid="00268b8f"/>
    </style:style>
    <style:style style:name="P14" style:family="paragraph" style:parent-style-name="Text_20_body">
      <style:text-properties officeooo:rsid="00302bb7" officeooo:paragraph-rsid="00302bb7"/>
    </style:style>
    <style:style style:name="P15" style:family="paragraph" style:parent-style-name="Text_20_body">
      <style:text-properties officeooo:rsid="0031fed9" officeooo:paragraph-rsid="00338751"/>
    </style:style>
    <style:style style:name="P16" style:family="paragraph" style:parent-style-name="Title">
      <style:text-properties officeooo:rsid="000bb826" officeooo:paragraph-rsid="000bb826"/>
    </style:style>
    <style:style style:name="P17" style:family="paragraph" style:parent-style-name="Text_20_body" style:list-style-name="L1">
      <style:text-properties officeooo:rsid="000f22f0" officeooo:paragraph-rsid="000f22f0"/>
    </style:style>
    <style:style style:name="P18" style:family="paragraph" style:parent-style-name="Text_20_body" style:list-style-name="L2">
      <style:text-properties officeooo:rsid="001b7987" officeooo:paragraph-rsid="001b7987"/>
    </style:style>
    <style:style style:name="P19" style:family="paragraph" style:parent-style-name="Text_20_body" style:list-style-name="L2">
      <style:text-properties officeooo:rsid="001d65d8" officeooo:paragraph-rsid="001d65d8"/>
    </style:style>
    <style:style style:name="P20" style:family="paragraph" style:parent-style-name="Text_20_body">
      <style:text-properties officeooo:rsid="00362872" officeooo:paragraph-rsid="00362872"/>
    </style:style>
    <style:style style:name="P21" style:family="paragraph" style:parent-style-name="Text_20_body">
      <style:text-properties officeooo:rsid="0037a356" officeooo:paragraph-rsid="0037a356"/>
    </style:style>
    <style:style style:name="T1" style:family="text">
      <style:text-properties officeooo:rsid="000f22f0"/>
    </style:style>
    <style:style style:name="T2" style:family="text">
      <style:text-properties officeooo:rsid="001214b1"/>
    </style:style>
    <style:style style:name="T3" style:family="text">
      <style:text-properties officeooo:rsid="0012fb98"/>
    </style:style>
    <style:style style:name="T4" style:family="text">
      <style:text-properties officeooo:rsid="0013b212"/>
    </style:style>
    <style:style style:name="T5" style:family="text">
      <style:text-properties officeooo:rsid="001ace11"/>
    </style:style>
    <style:style style:name="T6" style:family="text">
      <style:text-properties officeooo:rsid="001b1dfc"/>
    </style:style>
    <style:style style:name="T7" style:family="text">
      <style:text-properties officeooo:rsid="001d50e8"/>
    </style:style>
    <style:style style:name="T8" style:family="text">
      <style:text-properties officeooo:rsid="00208eaa"/>
    </style:style>
    <style:style style:name="T9" style:family="text">
      <style:text-properties officeooo:rsid="0023b7bd"/>
    </style:style>
    <style:style style:name="T10" style:family="text">
      <style:text-properties officeooo:rsid="002467e6"/>
    </style:style>
    <style:style style:name="T11" style:family="text">
      <style:text-properties officeooo:rsid="00268b8f"/>
    </style:style>
    <style:style style:name="T12" style:family="text">
      <style:text-properties officeooo:rsid="002a8269"/>
    </style:style>
    <style:style style:name="T13" style:family="text">
      <style:text-properties officeooo:rsid="002c4b76"/>
    </style:style>
    <style:style style:name="T14" style:family="text">
      <style:text-properties officeooo:rsid="002ec0ef"/>
    </style:style>
    <style:style style:name="T15" style:family="text">
      <style:text-properties officeooo:rsid="002fb1ad"/>
    </style:style>
    <style:style style:name="T16" style:family="text">
      <style:text-properties officeooo:rsid="0031dc49"/>
    </style:style>
    <style:style style:name="T17" style:family="text">
      <style:text-properties officeooo:rsid="0031fed9"/>
    </style:style>
    <style:style style:name="T18" style:family="text">
      <style:text-properties officeooo:rsid="0032383d"/>
    </style:style>
    <style:style style:name="T19" style:family="text">
      <style:text-properties officeooo:rsid="00338751"/>
    </style:style>
    <style:style style:name="T20" style:family="text">
      <style:text-properties officeooo:rsid="00353e90"/>
    </style:style>
    <style:style style:name="T21" style:family="text">
      <style:text-properties officeooo:rsid="003598e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lan</text:p>
      <text:p text:style-name="Text_20_body">Brainstorm:</text:p>
      <text:p text:style-name="Text_20_body"><text:line-break/><text:tab/>I need to create a web page that will have a form that will ask the user how many people</text:p>
      <text:p text:style-name="Text_20_body">are entering the contest. If the number of people is even then stop displaying the initial page</text:p>
      <text:p text:style-name="Text_20_body">and build a page with jquery that has a form with two textboxes per names being entered.</text:p>
      <text:p text:style-name="P1">I was just thinking that also we should think about putting a limit on the number of names being</text:p>
      <text:p text:style-name="P1">entered so we are not loading 2000 text boxes.</text:p>
      <text:p text:style-name="P1"><text:tab/><text:span text:style-name="T1">The user should be able to enter names and a name to flag against </text:span><text:span text:style-name="T2">it if they choose to do so.</text:span></text:p>
      <text:p text:style-name="P3">Example:</text:p>
      <text:p text:style-name="P4">Casey Brandon</text:p>
      <text:p text:style-name="P4">Brandon Casey</text:p>
      <text:p text:style-name="P4">Pat Angie</text:p>
      <text:p text:style-name="P4">Angie Pat</text:p>
      <text:p text:style-name="P4"/>
      <text:p text:style-name="P5">What this means is that Casey should not be able to random match with Brandon and Brandon should not be able to random match with Casey. But Casey can match with Pat or Angie <text:span text:style-name="T3">same with Brandon.</text:span></text:p>
      <text:p text:style-name="P6"><text:span text:style-name="T3">Pat cannot match with Angie and the same with Angie matching with pat. </text:span><text:span text:style-name="T4">The goal is to prevent unintended matches.</text:span></text:p>
      <text:p text:style-name="P7">So now we need to randomly select one of the names with the another. I am thinking that I can</text:p>
      <text:p text:style-name="P7">create a array that holds an array that holds the name and the flag. If the flag is empty set to null.</text:p>
      <text:p text:style-name="P8">Generate a index between the size of the array <text:span text:style-name="T5">and use this index to gather your first name make sure to store the flag temporarily </text:span><text:span text:style-name="T6">then generate a second number of this second number is equal to the first generate another if the generated index value is equal to the first names flag then generate again until</text:span></text:p>
      <text:p text:style-name="P9">you have two good matching names then you can store them into a multidimentional array.</text:p>
      <text:p text:style-name="P9"/>
      <text:p text:style-name="P11">Create an array of objects that contain the name and flag with this should be called name record</text:p>
      <text:p text:style-name="P11">loop through the array of names and on each name generate <text:span text:style-name="T8">two</text:span> random index<text:span text:style-name="T9">s </text:span>between the available indexs.</text:p>
      <text:p text:style-name="P11">Check if this index is equal to the current one if so keep looping and regen the <text:span text:style-name="T15">index</text:span><text:span text:style-name="T19">s</text:span><text:span text:style-name="T10">.</text:span></text:p>
      <text:p text:style-name="P12"><text:soft-page-break/>Check if the first index <text:span text:style-name="T11">is equal to the second indexes flag if so keep looping and rege</text:span><text:span text:style-name="T12">n </text:span><text:span text:style-name="T14">index</text:span><text:span text:style-name="T19">s</text:span><text:span text:style-name="T12">.</text:span></text:p>
      <text:p text:style-name="P13">Check if the second index <text:span text:style-name="T13">name</text:span> is equal to the first index flag keep looping and regen <text:span text:style-name="T14">index</text:span><text:span text:style-name="T19">s</text:span>.</text:p>
      <text:p text:style-name="P14">If the first index flag is null <text:span text:style-name="T16">then </text:span><text:span text:style-name="T17">check if the second index flag is equal to the first index</text:span><text:span text:style-name="T19">s</text:span><text:span text:style-name="T17"> name </text:span><text:span text:style-name="T18">if so reloop and regen indexs</text:span><text:span text:style-name="T17">.</text:span></text:p>
      <text:p text:style-name="P15">If the second index flag is null then check if the first index flag is equal to the second index name <text:span text:style-name="T19">if so reloop and regen indexs</text:span></text:p>
      <text:p text:style-name="P15"><text:span text:style-name="T19">after all is checked and passes we can </text:span><text:span text:style-name="T20">append </text:span><text:span text:style-name="T21">to the resulting array both matching names in a object called matchingRecord.</text:span></text:p>
      <text:p text:style-name="P20">Once all of the matching records have been calculated print out result on screen.</text:p>
      <text:p text:style-name="P21">Color pallet https://colorhunt.co/palette/c0d8c0f5eedcdd4a48ecb390</text:p>
      <text:p text:style-name="P15"/>
      <text:p text:style-name="P1"/>
      <text:p text:style-name="P2">Constraints:</text:p>
      <text:list text:style-name="L1">
        <text:list-item>
          <text:p text:style-name="P17">max of 100 people can enter the exchange </text:p>
        </text:list-item>
        <text:list-item>
          <text:p text:style-name="P17">only even number of people can enter</text:p>
        </text:list-item>
      </text:list>
      <text:p text:style-name="P10">Tasks</text:p>
      <text:list text:style-name="L2">
        <text:list-item>
          <text:p text:style-name="P18">create the HTMLform that ask for how many people</text:p>
        </text:list-item>
        <text:list-item>
          <text:p text:style-name="P19">create a div for the first page</text:p>
        </text:list-item>
        <text:list-item>
          <text:p text:style-name="P18">check if user input entered was even or odd</text:p>
        </text:list-item>
        <text:list-item>
          <text:p text:style-name="P18">if the amount of people is odd then ask <text:span text:style-name="T7">them </text:span>to enter again</text:p>
        </text:list-item>
        <text:list-item>
          <text:p text:style-name="P19">stop displaying the first div</text:p>
        </text:list-item>
        <text:list-item>
          <text:p text:style-name="P19">generate a second div with text box lists</text:p>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09-29T21:57:38.853000000</dc:date>
    <meta:editing-duration>PT3H46M23S</meta:editing-duration>
    <meta:editing-cycles>44</meta:editing-cycles>
    <meta:generator>LibreOffice/7.4.1.2$Windows_X86_64 LibreOffice_project/3c58a8f3a960df8bc8fd77b461821e42c061c5f0</meta:generator>
    <meta:document-statistic meta:table-count="0" meta:image-count="0" meta:object-count="0" meta:page-count="2" meta:paragraph-count="39" meta:word-count="544" meta:character-count="2846" meta:non-whitespace-character-count="2345"/>
  </office:meta>
</office:document-meta>
</file>